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222222" loext:opacity="100%" loext:padding="0in" loext:border="none"/>
    </style:style>
    <style:style style:name="P6" style:family="paragraph" style:parent-style-name="Table_20_Contents">
      <style:paragraph-properties fo:margin-left="0.2083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.0835in" fo:text-indent="0in" style:auto-text-indent="fals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paragraph-rsid="00040a1d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/>
    </style:style>
    <style:style style:name="P16" style:family="paragraph" style:parent-style-name="Text_20_body">
      <style:paragraph-properties fo:margin-left="0in" fo:margin-right="0in" fo:margin-top="0.0835in" fo:margin-bottom="0in" style:contextual-spacing="fals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8" style:family="paragraph" style:parent-style-name="Text_20_body">
      <style:paragraph-properties fo:margin-left="0in" fo:margin-right="0in" fo:margin-top="0.0835in" fo:margin-bottom="0in" style:contextual-spacing="false"/>
      <style:text-properties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21" style:family="paragraph" style:parent-style-name="Text_20_body">
      <style:paragraph-properties fo:margin-left="0in" fo:margin-right="0in" fo:margin-top="0.0835in" fo:margin-bottom="0in" style:contextual-spacing="false"/>
      <style:text-properties fo:background-color="transparent" loext:padding="0in" loext:border="none"/>
    </style:style>
    <style:style style:name="T1" style:family="text">
      <style:text-properties fo:color="#1f1f1f" loext:opacity="100%" fo:font-weight="bold"/>
    </style:style>
    <style:style style:name="T2" style:family="text">
      <style:text-properties fo:color="#5e5e5e" loext:opacity="100%"/>
    </style:style>
    <style:style style:name="T3" style:family="text">
      <style:text-properties fo:color="#222222" loext:opacity="100%"/>
    </style:style>
    <style:style style:name="T4" style:family="text">
      <style:text-properties loext:padding="0in" loext:border="none"/>
    </style:style>
    <style:style style:name="T5" style:family="text">
      <style:text-properties fo:font-variant="normal" fo:text-transform="none" fo:color="#1f1f1f" loext:opacity="100%" style:font-name="Google Sans" fo:font-size="16.5pt" fo:letter-spacing="normal" fo:font-style="normal" fo:font-weight="normal"/>
    </style:style>
    <style:style style:name="T6" style:family="text">
      <style:text-properties fo:font-variant="normal" fo:text-transform="none" fo:color="#1f1f1f" loext:opacity="100%" style:font-name="Google Sans" fo:font-size="16.5pt" fo:letter-spacing="normal" fo:font-style="normal" fo:font-weight="normal" officeooo:rsid="00040a1d"/>
    </style:style>
    <style:style style:name="T7" style:family="text">
      <style:text-properties officeooo:rsid="00040a1d" style:font-size-asian="10.5pt" style:font-size-complex="12pt"/>
    </style:style>
    <style:style style:name="fr1" style:family="graphic" style:parent-style-name="Frame">
      <style:graphic-properties fo:margin-left="0.0102in" fo:margin-right="0.0102in" fo:margin-top="0.0102in" fo:margin-bottom="0.0102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626in" svg:y="0.052in" svg:width="0.1457in" draw:z-index="0">
        <draw:text-box fo:min-height="0.1043in">
          <text:p text:style-name="P10"/>
        </draw:text-box>
      </draw:frame>
      <text:p text:style-name="P14"><text:span text:style-name="T6">Laser za k</text:span><text:span text:style-name="T5">arbonski piling, uklanjanje pigmenata i tetovaža</text:span></text:p>
      <text:p text:style-name="P13"/>
      <text:p text:style-name="P13">Ovaj multifunkcionalni laser je visokotehnološki uređaj dizajniran za efikasno uklanjanje tetovaža, trajne šminke (permanentnog makeup-a) i obavljanje karbonskog pilinga. </text:p>
      <text:p text:style-name="Text_20_body"/>
      <text:p text:style-name="Text_20_body">Uređaj koristi tri talasne dužine – 1320 nm, 532 nm i 1064 nm, koje omogućavaju širok spektar tretmana, čineći ga idealnim rešenjem za različite potrebe u kozmetičkim i dermatološkim postupcima.</text:p>
      <text:p text:style-name="Text_20_body"/>
      <text:p text:style-name="Text_20_body">•1320 nm talasna dužina se koristi za karbonski piling, poboljšavajući teksturu kože, smanjujući fine linije i pore, i revitalizujući kožu, ostavljajući je glatkom i svežom.</text:p>
      <text:p text:style-name="Text_20_body"/>
      <text:p text:style-name="Text_20_body">•532 nm talasna dužina je efikasna za uklanjanje tetovaža u boji, kao i za tretmane uklanjanja pigmentnih fleka</text:p>
      <text:p text:style-name="Text_20_body">•1064 nm talasna dužina specijalizovana za uklanjanje crnih i teget tetovaža, prodirući duboko u kožu i efikasno razbijajući pigment.</text:p>
      <text:p text:style-name="Text_20_body"/>
      <text:p text:style-name="Text_20_body">Ovaj laser omogućava podešavanje frekvencije od 1 Hz do 6 Hz, čime se prilagođava intenzitet tretmana potrebama klijenta i specifičnostima tretirane kože. </text:p>
      <text:p text:style-name="Text_20_body">Sa naponom od 220V-240V, aparat je pogodan za korišćenje u profesionalnim uslovima.</text:p>
      <text:p text:style-name="Text_20_body"/>
      <text:p text:style-name="Text_20_body">Dodatni sistem hlađenja pomoću vode i vazduha obezbeđuje stabilnost uređaja tokom tretmana, smanjujući rizik od pregrejavanja i pružajući maksimalnu udobnost i sigurnost za korisnike.</text:p>
      <text:p text:style-name="Text_20_body"/>
      <text:p text:style-name="Text_20_body">Cena aparata iznosi 4999 KM, postoji mogućnost lične edukacije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40:26.454397367</dc:date>
    <meta:editing-duration>PT3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85" meta:character-count="1325" meta:non-whitespace-character-count="1146"/>
  </office:meta>
</office:document-meta>
</file>